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2" style:family="table">
      <style:table-properties style:width="7.0229in" fo:margin-left="-0.0979in" table:align="left"/>
    </style:style>
    <style:style style:name="Table2.A" style:family="table-column">
      <style:table-column-properties style:column-width="3.5604in"/>
    </style:style>
    <style:style style:name="Table2.B" style:family="table-column">
      <style:table-column-properties style:column-width="3.4625in"/>
    </style:style>
    <style:style style:name="Table2.A1" style:family="table-cell">
      <style:table-cell-properties fo:padding="0in" fo:border="none"/>
    </style:style>
    <style:style style:name="P1" style:family="paragraph" style:parent-style-name="Standard">
      <style:text-properties officeooo:paragraph-rsid="0018f695"/>
    </style:style>
    <style:style style:name="P2" style:family="paragraph" style:parent-style-name="Text_20_body">
      <style:text-properties officeooo:paragraph-rsid="0018f69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le2" table:style-name="Table2">
        <table:table-column table:style-name="Table2.A"/>
        <table:table-column table:style-name="Table2.B"/>
        <table:table-row table:style-name="TableLine2014925189328">
          <table:table-cell table:style-name="Table2.A1" office:value-type="string">
            <text:p text:style-name="P2"/>
          </table:table-cell>
          <table:table-cell table:style-name="Table2.A1" office:value-type="string">
            <text:p text:style-name="P2"/>
          </table:table-cell>
        </table:table-row>
        <table:table-row table:style-name="TableLine2014925199392">
          <table:table-cell table:style-name="Table2.A1" office:value-type="string">
            <text:p text:style-name="P2"/>
          </table:table-cell>
          <table:table-cell table:style-name="Table2.A1" office:value-type="string">
            <text:p text:style-name="P2"/>
          </table:table-cell>
        </table:table-row>
        <table:table-row table:style-name="TableLine2014925200752">
          <table:table-cell table:style-name="Table2.A1" office:value-type="string">
            <text:p text:style-name="P2">ΠΕΡΙ ΤΟΥΣΤΕΝΩΠΟΥΔΙΑΓΟΝΤΟΣ 7]</text:p>
          </table:table-cell>
          <table:table-cell table:style-name="Table2.A1" office:value-type="string">
            <text:p text:style-name="P2"/>
          </table:table-cell>
        </table:table-row>
        <table:table-row table:style-name="TableLine2014925189600">
          <table:table-cell table:style-name="Table2.A1" office:value-type="string">
            <text:p text:style-name="P2">ἐκείνου δέ τοῦ μηνὸς ὃν πανύστατον παρὰ τοῖς Δουρσλείοις διέτριβεν ὁ ’Ἁρειος ἥ τι ἢ οὐδὲν εὐθυμίας μετεῖχεν, ἀλλὰ νὴ Δία ὁ Δούδλιος νυνὶ οὕτω φοβεῖται αὐτὸν ὥστε μὴ ἐν τῷ αὐτῷ οἰκήματι ἑκὼν παραμεῖναι. νὴ Δι’ ἀλλ’ ἡ Πετουνία καὶ ὁ Φερνίων οὐκέτι βούλονται οὔτ’ ἐν σκευοφυλακίῳ εἴργειν αὐτὸν οὔτε πρὸς βίαν χει-ροῦσθαι οὔτ’ αὖ καταβοᾶν αὐτοῦ. μὴ ὅπως ἐκεῖνοι προσλέγουσιν αὐτόν, ὡς ἄρτι μὲν δεδιότες ἄρτι δέ μάλ’ ὀργιζόμενοι. πολλῶν δ’ οὖν ἕνεκα θαρρῶν τὰ νῦν παντελῶς προῦτίμα τῶν πάλαι πραγ-μάτων, οῦ μὴν ἀλλὰ συνῄδει ἑαυτῷ μετ’ οῦ πολὺν χρόνον ἇθυμοῦντί που.</text:p>
          </table:table-cell>
          <table:table-cell table:style-name="Table2.A1" office:value-type="string">
            <text:p text:style-name="P2"/>
          </table:table-cell>
        </table:table-row>
        <table:table-row table:style-name="TableLine2014925190144">
          <table:table-cell table:style-name="Table2.A1" office:value-type="string">
            <text:p text:style-name="P2">ὥστε μετὰ τῆς γλαυκὸς ἐν τῷ θαλάμῳ διέτριβε τῆς ἀρτίως κεκ-τημένης. ἔδοξε δέ ὀνομάσαι αὐτὴν Ἱ-Ῑδυὶκτῖνα, τοῦτ’ ἐξευρὼν τοῦν-ομα ἐν τῇ ξυγγράφῃ μαγικῄ. καὶ γὰρ τὰ βιβλία τὰ παιδευτικὰ πάνυ ἀξιόλογα νομίσας, πόρρω τῆς νυκτὸς ἐν εὐνῇ κεκλιμένος πολλάκις ἀνεγίγνωσκεν εἷς τὸ ἄκρον ἀφικόμενος τῆς ἡδονῆς, πετομένης ἅμα τῆς γλαυκὸς εἰκῇ κάκεῖσε καὶ τὸ δεῦρο διὰ τῆς θυρίδος ἀνεῳγμένης.</text:p>
          </table:table-cell>
          <table:table-cell table:style-name="Table2.A1" office:value-type="string">
            <text:p text:style-name="P2"/>
          </table:table-cell>
        </table:table-row>
        <table:table-row table:style-name="TableLine2014925196944">
          <table:table-cell table:style-name="Table2.A1" office:value-type="string">
            <text:p text:style-name="P2">ἀλλὰ τὸ τὴν Πετουνίαν μηκέτι εἰσελθεῖν κορήσουσαν τὸν θάλαμον ἕρμαιόν τι ἐποιεῖτο, τῆς γλαυκὸς μυγαλῶν πολλάκις εἰσφερούσης νεκρούς. θέλων δέ μαθεῖν ὁπόσας ἔτι ἡμέρας αὐτόθι μενετέον μέχρι τῆς Σεπτεμβρίου νουμηνίας, ὅσαι νύκτες πρὶν εἷς ὕπνον πεσεῖν ε”γραφέ τι ἐν χαρτιδίῳ ἐπὶ τοίχου πεπατταλευμένῳ.</text:p>
          </table:table-cell>
          <table:table-cell table:style-name="Table2.A1" office:value-type="string">
            <text:p text:style-name="P2"/>
          </table:table-cell>
        </table:table-row>
        <table:table-row table:style-name="TableLine2014925184976">
          <table:table-cell table:style-name="Table2.A1" office:value-type="string">
            <text:p text:style-name="P2">Αὐγούστου δέ ἕνῃ καί νέᾳ ἔδοξεν αὐτῷ λέγειν τι τοῖς Δουρσλείοις. ἠπόρει γὰρ οὐκ εἰδὼς ᾧ τρόπῳ εἷς αὔριον πρὸς τὸν σταθμὸν ἀφίκηται τὸν Σταυρόν Βασίλειον καλούμενον. καταβὰς οὖν κατέλαβεν αὐτοὺς τηλεορῶντας παίγνιόν τι αἰνιγματῶδες.</text:p>
          </table:table-cell>
          <table:table-cell table:style-name="Table2.A1" office:value-type="string">
            <text:p text:style-name="P2"/>
          </table:table-cell>
        </table:table-row>
        <table:table-row table:style-name="TableLine2014925194496">
          <table:table-cell table:style-name="Table2.A1" office:value-type="string">
            <text:p text:style-name="P2">ΠΕΡΙ ΤΗΣ ΑΝΑΒΑΣΕΩΣ ΕΝΝΕΑ ΚΑΙ ΤΑ ΤΡῙΑ <text:soft-page-break/>ΤΕΤΑΡΤΑ 73</text:p>
          </table:table-cell>
          <table:table-cell table:style-name="Table2.A1" office:value-type="string">
            <text:p text:style-name="P2"/>
          </table:table-cell>
        </table:table-row>
        <table:table-row table:style-name="TableLine2014925194768">
          <table:table-cell table:style-name="Table2.A1" office:value-type="string">
            <text:p text:style-name="P2">χρεμψαμένου δέ τι ὅπως μὴ παρὼν λάθοι αὐτούς, ὁ Δούδλιος μέγα βοήσας εὐθὺς ἐνθένδε ἀπέδραμεν.</text:p>
          </table:table-cell>
          <table:table-cell table:style-name="Table2.A1" office:value-type="string">
            <text:p text:style-name="P2"/>
          </table:table-cell>
        </table:table-row>
        <table:table-row table:style-name="TableLine2014925187696">
          <table:table-cell table:style-name="Table2.A1" office:value-type="string">
            <text:p text:style-name="P2"/>
          </table:table-cell>
          <table:table-cell table:style-name="Table2.A1" office:value-type="string">
            <text:p text:style-name="P2"/>
          </table:table-cell>
        </table:table-row>
        <table:table-row table:style-name="TableLine2014925197216">
          <table:table-cell table:style-name="Table2.A1" office:value-type="string">
            <text:p text:style-name="P2">ἀλλὰ πρῶτον μὲν οὐκ ἐτόλμησε λέγειν, ἔπειτα δέ ᾧΩ θεῖε, ἔφη.</text:p>
          </table:table-cell>
          <table:table-cell table:style-name="Table2.A1" office:value-type="string">
            <text:p text:style-name="P2"/>
          </table:table-cell>
        </table:table-row>
        <table:table-row table:style-name="TableLine2014925200480">
          <table:table-cell table:style-name="Table2.A1" office:value-type="string">
            <text:p text:style-name="P2">ὁ δ’ ἤκουσε μὲν αὐτοῦ, ὑπετονθόρυζε δέ μόνον.</text:p>
          </table:table-cell>
          <table:table-cell table:style-name="Table2.A1" office:value-type="string">
            <text:p text:style-name="P2"/>
          </table:table-cell>
        </table:table-row>
        <table:table-row table:style-name="TableLine2014925198848">
          <table:table-cell table:style-name="Table2.A1" office:value-type="string">
            <text:p text:style-name="P2">Ἰτέον ἐστί μοι αὔριον πρὸς τὸν Σταυρὸν Βασίλειον ἀπιόντι πρὸς Ὑογοήτου.</text:p>
          </table:table-cell>
          <table:table-cell table:style-name="Table2.A1" office:value-type="string">
            <text:p text:style-name="P2"/>
          </table:table-cell>
        </table:table-row>
        <table:table-row table:style-name="TableLine2014925192048">
          <table:table-cell table:style-name="Table2.A1" office:value-type="string">
            <text:p text:style-name="P2">τονθορύσαντος δἀῧθις τοῦ θείου, ῗΑρ’ ἐθέλεις, ἔφη, ἄγειν με ἐκεῖσε ἐν αὐτοκινήτῳ; ὑποτονθορύσας δέ μάλ’ αὖθις ὡμολόγησεν ἄρα που, ὥς γ’ ἐδόκει τῷ Ἁρείῳ.</text:p>
          </table:table-cell>
          <table:table-cell table:style-name="Table2.A1" office:value-type="string">
            <text:p text:style-name="P2"/>
          </table:table-cell>
        </table:table-row>
        <table:table-row table:style-name="TableLine2014925196672">
          <table:table-cell table:style-name="Table2.A1" office:value-type="string">
            <text:p text:style-name="P2">Εὐχάριστός εἶμι, ῆ δ’ ὅς, κᾶμελλεν ἀναβῆναι πάλιν πρὸς τὸν θάλαμον. ἐκεῖνος δ’ ἐξ ἀπροδοκήτου ἐφθέγξατό τι·</text:p>
          </table:table-cell>
          <table:table-cell table:style-name="Table2.A1" office:value-type="string">
            <text:p text:style-name="P2"/>
          </table:table-cell>
        </table:table-row>
        <table:table-row table:style-name="TableLine2014925195040">
          <table:table-cell table:style-name="Table2.A1" office:value-type="string">
            <text:p text:style-name="P2">Οὔκουν σφόδρ’ ἄτοπόν ἐστι τό ἐφ’ ἁμαξοστοιχίας ι’έναι πρὸς μάγων παιδευτήριον; οἱ γὰρ τάπητες μαγικοί πάντες ἄχρηστοί εἶσι, τετρημένοι δήπου.</text:p>
          </table:table-cell>
          <table:table-cell table:style-name="Table2.A1" office:value-type="string">
            <text:p text:style-name="P2"/>
          </table:table-cell>
        </table:table-row>
        <table:table-row table:style-name="TableLine2014925185792">
          <table:table-cell table:style-name="Table2.A1" office:value-type="string">
            <text:p text:style-name="P2">Ἄρειος δ’ οὐδὲν εἶπεν.</text:p>
          </table:table-cell>
          <table:table-cell table:style-name="Table2.A1" office:value-type="string">
            <text:p text:style-name="P2"/>
          </table:table-cell>
        </table:table-row>
        <table:table-row table:style-name="TableLine2014925187424">
          <table:table-cell table:style-name="Table2.A1" office:value-type="string">
            <text:p text:style-name="P2">Εἰπέ μοι, ποῦ ἐστὶν ἄρα τοῦτο τὸ παιδευτήριον; Οὐκ οἶδα, ἀπεκρίνατο. καὶ γὰρ μέχρι τοῦδε ε”λαθεν ἑαυτὸν τοῦτ’οῦκ εἰδώς. λαβὼν οῦν τὸ πιττάκιον ἐκ θυλακίου τὸ ἄρτι ὑφ’ Ἁγριώδους δεδομένον ἔβλεψε πρῶτον πρὸς αὐτό.</text:p>
          </table:table-cell>
          <table:table-cell table:style-name="Table2.A1" office:value-type="string">
            <text:p text:style-name="P2"/>
          </table:table-cell>
        </table:table-row>
        <table:table-row table:style-name="TableLine2014925194224">
          <table:table-cell table:style-name="Table2.A1" office:value-type="string">
            <text:p text:style-name="P2">ἀναγνοὺς δέ εἶπε τάδε’ Ἐπιτέτακταί μοι ἀτεχνῶς ἐμβαίνειν εἷς τὴν ἆμαξοστοιχίαν περὶ τὴν πέμπτην ἀπὸ τῆς ἀποβάθρας ἐννέα καί τὰ τρία τέταρτα.</text:p>
          </table:table-cell>
          <table:table-cell table:style-name="Table2.A1" office:value-type="string">
            <text:p text:style-name="P2"/>
          </table:table-cell>
        </table:table-row>
        <table:table-row table:style-name="TableLine2014925201296">
          <table:table-cell table:style-name="Table2.A1" office:value-type="string">
            <text:p text:style-name="P2">Ὁποίας ἀπ’ ἀποβάθρας; Τῆς ἐννέα καὶ τὰ τρία τέταρτα.</text:p>
          </table:table-cell>
          <table:table-cell table:style-name="Table2.A1" office:value-type="string">
            <text:p text:style-name="P2"/>
          </table:table-cell>
        </table:table-row>
        <table:table-row table:style-name="TableLine2014925197488">
          <table:table-cell table:style-name="Table2.A1" office:value-type="string">
            <text:p text:style-name="P2">Οὐ μὴ φλυαρήσεις. οὐ γὰρ ε”στιν ἀποβάθρα ἐννέα καὶ τὰ τρία τέταρτα.</text:p>
          </table:table-cell>
          <table:table-cell table:style-name="Table2.A1" office:value-type="string">
            <text:p text:style-name="P2"/>
          </table:table-cell>
        </table:table-row>
        <table:table-row table:style-name="TableLine2014925192320">
          <table:table-cell table:style-name="Table2.A1" office:value-type="string">
            <text:p text:style-name="P2">Γέγραπταί γ’ οὕτως ἐν τῷ πιττακίῳ.</text:p>
          </table:table-cell>
          <table:table-cell table:style-name="Table2.A1" office:value-type="string">
            <text:p text:style-name="P2"/>
          </table:table-cell>
        </table:table-row>
        <table:table-row table:style-name="TableLine2014925195856">
          <table:table-cell table:style-name="Table2.A1" office:value-type="string">
            <text:p text:style-name="P2">Ἑλλεβοριῶσι δῆτα, ε”φη ὁ Δούρσλειος. κορυβαντιῶσι γὰρ ἁπαν-τες νὴ τὸν Ἀπόλλω. ἀλλ’ ὁ <text:soft-page-break/>χρόνος σοι μάθησιν δώσει, πιθοῦ μοι.</text:p>
          </table:table-cell>
          <table:table-cell table:style-name="Table2.A1" office:value-type="string">
            <text:p text:style-name="P2"/>
          </table:table-cell>
        </table:table-row>
        <table:table-row table:style-name="TableLine2014925197760">
          <table:table-cell table:style-name="Table2.A1" office:value-type="string">
            <text:p text:style-name="P2">ἀλλ’ οῦν καλῶς γ’ ἔχει’ ἄξομέν σε πρὸς τὸν Σταυρὸν Βασίλειον.</text:p>
          </table:table-cell>
          <table:table-cell table:style-name="Table2.A1" office:value-type="string">
            <text:p text:style-name="P2"/>
          </table:table-cell>
        </table:table-row>
        <table:table-row table:style-name="TableLine2014925187968">
          <table:table-cell table:style-name="Table2.A1" office:value-type="string">
            <text:p text:style-name="P2">Λονδίνονδε γὰρ ε”δει ἂν πάντως αὔριον ι’έναι· εἷ δέ μή, ἀμέλει οὐ παρεῖχον ἂν πράγματ’ ἐμαυτῷ.</text:p>
          </table:table-cell>
          <table:table-cell table:style-name="Table2.A1" office:value-type="string">
            <text:p text:style-name="P2"/>
          </table:table-cell>
        </table:table-row>
        <table:table-row table:style-name="TableLine2014925198032">
          <table:table-cell table:style-name="Table2.A1" office:value-type="string">
            <text:p text:style-name="P2">Ἀλλὰ πρὸς τί Λονδίνονδε ἴτε, καί τοῦτο μὲν εἶπεν εὐγνώμονα θέλων ἑαυτὸν παρασχεῖν, ὁ δέ Δούρσλειος γρύζων ἀπεκρίνατο Τὸν γὰρ Δούδλιον πρὸς ιάτρὸν ἄγομεν δεῖ γὰρ τὸν κατάρατον κέρκον ἐκεῖνον ἀποτεμεῖν αῦτῲ πρὶν εἷς Χωνεύσεις ι’έναι.</text:p>
          </table:table-cell>
          <table:table-cell table:style-name="Table2.A1" office:value-type="string">
            <text:p text:style-name="P2"/>
          </table:table-cell>
        </table:table-row>
        <table:table-row table:style-name="TableLine2014925186064">
          <table:table-cell table:style-name="Table2.A1" office:value-type="string">
            <text:p text:style-name="P2">ἢ( τῇ δ’ ἐπιγιγνομένῃ ἡμέρᾳ περὶ αὐτό που σχέδον τὸ λυκαυγές ὁ ’Άρειος ἥδη ἐξέγρετο. ἀλλ’ ὡς οὐ μετρίως ἀνιώμενος τοσαύτης ἀνάπλεως ἦν φροντίδος ὥστε μὴ ε”χειν πάλιν εἰς ὕπνον πεσεῖν.</text:p>
          </table:table-cell>
          <table:table-cell table:style-name="Table2.A1" office:value-type="string">
            <text:p text:style-name="P2"/>
          </table:table-cell>
        </table:table-row>
        <table:table-row table:style-name="TableLine2014925190416">
          <table:table-cell table:style-name="Table2.A1" office:value-type="string">
            <text:p text:style-name="P2">74 ΑΡΕιοΣ Πο ΤΗΡ</text:p>
          </table:table-cell>
          <table:table-cell table:style-name="Table2.A1" office:value-type="string">
            <text:p text:style-name="P2"/>
          </table:table-cell>
        </table:table-row>
        <table:table-row table:style-name="TableLine2014925198304">
          <table:table-cell table:style-name="Table2.A1" office:value-type="string">
            <text:p text:style-name="P2">ἀναστὰς οὖν ἐκ τῆς εὐνῆς τὰς βράκας ὡς ε”θος περιεβάλετο· οὐ γὰρ θέλων βαδίζειν πρὸς τὸν σταθμὸν τὸν τρίβωνα ἠμφιεσμένος τὸν μαγικόν, ἐν νῷ εἶχεν ε”ν γ’ ἆμαξοστοιχίᾳ περιβαλέσθαι. ἐξέτασε δέ πάλιν αὖ τὸν πρὸς (Υογοήτου κατάλογον, διασκεψάμενος εἰ τὰ πάντ’ ἄρα πρόχειρά ἐστιν. ε”πειτα δέ ἐπιμεληθεὶς τῆς γλαυκὸς ὅπως ἐν οἰκίσκῳ ἀσφαλὴς εἴρκται, ἐν τῷ θαλάμῳ ἄνω καὶ κάτω περιεπάτει ἕωσπερ οἱ Δούρσλειοι τύχοιεν ἐγρηγορότες. ὀλίγῳ δ’ ὕστερον εἶδες ἂν τοῦτο μὲν τὴν κιβωτὸν καίπερ μεγάλην οὖσαν καί βαρεῖαν εἷς τὸ αὐτοκίνητον ἥδη κεκομισμένην, τοῦτο δέ τὸν Δούδλιον ἐν τῷ αὐτοκινήτῳ καθίζοντα πλησίον τοῦ Ἀρείου – οὕτω γὰρ ποιῆσαι ἡ Πετουνία μόλις ἐπεπείκει τὸν υἱόν - τοῦτο δ’ αὖ πάντας ἐπ’ αὐτοκινήτου οἴκοθεν ἀποβαίνοντας.</text:p>
          </table:table-cell>
          <table:table-cell table:style-name="Table2.A1" office:value-type="string">
            <text:p text:style-name="P2"/>
          </table:table-cell>
        </table:table-row>
        <table:table-row table:style-name="TableLine2014925198576">
          <table:table-cell table:style-name="Table2.A1" office:value-type="string">
            <text:p text:style-name="P2">ἀφίκοντο δέ πρὸς τὸν Σταυρὸν Βασίλειον ἥδη μεσούσης τῆς πέμπτης ὥρας. καὶ ὁ Δούρσλειος τὴν κιβωτὸν θεὶς ἐφ’ ἁμάξιον τοῦτ’ ἐκύλινδεν αὐτὸς ὁ ’Άρειος εἰς τὸν σταθμόν. ὁ δέ τὸ οὕτω πρᾶξαι τὸν θεῖον ἐνόμιζε φιλάνθρωπον μὲν γενέσθαι παράδοξον δέ.</text:p>
          </table:table-cell>
          <table:table-cell table:style-name="Table2.A1" office:value-type="string">
            <text:p text:style-name="P2"/>
          </table:table-cell>
        </table:table-row>
        <text:soft-page-break/>
        <table:table-row table:style-name="TableLine2014925186336">
          <table:table-cell table:style-name="Table2.A1" office:value-type="string">
            <text:p text:style-name="P2">οὗτος μέντοι μετ’ οὐ πολὺν ἐφίστατο κατέναντι τῶν ἀποβαθρῶν, σαρδάνιον ἅμ’ ὑπομειδιῶν.</text:p>
          </table:table-cell>
          <table:table-cell table:style-name="Table2.A1" office:value-type="string">
            <text:p text:style-name="P2"/>
          </table:table-cell>
        </table:table-row>
        <table:table-row table:style-name="TableLine2014925184160">
          <table:table-cell table:style-name="Table2.A1" office:value-type="string">
            <text:p text:style-name="P2"/>
          </table:table-cell>
          <table:table-cell table:style-name="Table2.A1" office:value-type="string">
            <text:p text:style-name="P2"/>
          </table:table-cell>
        </table:table-row>
        <table:table-row table:style-name="TableLine2014925184432">
          <table:table-cell table:style-name="Table2.A1" office:value-type="string">
            <text:p text:style-name="P2">Ἰδού, ἔφη, ὦ παῖ· ἔνθα μὲν τὴν ἀποβάθραν ε”στιν ι’δεῖν τὴν ἐνάτην, ἔνθα δέ τὴν δεκάτην. τὴν δ’ αὖ σὴν ὤφελες ι’δεῖν ἐν μέσῳ που οὖσαν πλὴν ἀλλ’ οἴμοι τῆς ῥᾳθυμίας οὔπω ᾠκοδομήκασιν ἄρα, ὡς εἰκάσαι. ἦ οὐκ ὀρθως λέγω,· ὀρθῶς γ’ ἔλεγεν. ἔνθεν γὰρ εἶδες ἂν τὸν ἀριθμὸν ἐννέα μέγαν ὄντα καὶ λευκὸν κᾶνθεν τὸν δέκα καί ἐν μέσῳ οὐδὲ γρῦ.</text:p>
          </table:table-cell>
          <table:table-cell table:style-name="Table2.A1" office:value-type="string">
            <text:p text:style-name="P2"/>
          </table:table-cell>
        </table:table-row>
        <table:table-row table:style-name="TableLine2014925186608">
          <table:table-cell table:style-name="Table2.A1" office:value-type="string">
            <text:p text:style-name="P2">οὗτος δέ Ἀγαθὰ πράττοις, ἔφη, τὴν τρίμηνον, καὶ μάλα σαρδ- άνιον άνεκάγχασεν αὖ.</text:p>
          </table:table-cell>
          <table:table-cell table:style-name="Table2.A1" office:value-type="string">
            <text:p text:style-name="P2"/>
          </table:table-cell>
        </table:table-row>
        <table:table-row table:style-name="TableLine2014925190688">
          <table:table-cell table:style-name="Table2.A1" office:value-type="string">
            <text:p text:style-name="P2">καὶ ἀπέβη εὐθὺς οὐδὲν πλέον εἰπών. ὁ δ’ Ἄρειος τὴν κεφαλὴν περιάγων κατεῖδε τοὺς τρεῖς Δουρσλείους πάντας ἐν αὐτοκινήτῳ γελῶντας. πάντως δ’ ἠμηχάνει ὅ τι ποιῇ. πολλοὶ γὰρ τῶν παρ-ιόντων ἤδη ἔβλεπον πρὸς αὐτὸν ὡς ἀλλόκοτόν τε νομίζοντες καῖ τὴν γλαῦκα θαυμάζοντες.</text:p>
          </table:table-cell>
          <table:table-cell table:style-name="Table2.A1" office:value-type="string">
            <text:p text:style-name="P2"/>
          </table:table-cell>
        </table:table-row>
        <table:table-row table:style-name="TableLine2014925191504">
          <table:table-cell table:style-name="Table2.A1" office:value-type="string">
            <text:p text:style-name="P2">δέον δ’ οὖν ἐρωτᾶν τινά, ὡς ἐδόκει, προσεῖπε μὲν τὸν προιστάμε- νον τῆς ἇμαξοστοιχίας, μνείαν δ’ οὐκ ἐτόλμα ποιήσασθαι τῆς ἀποβάθρας πέρι τῆς ἐννέα καὶ τὰ τρία τέταρτα. ὁ δ’ ε”τυχεν οὐκ ἀκούσας οὐδέν οὐδέποτε περὶ τοῦ Ὑογοήτου, καὶ τοῦ Ἁρείου ὁμολογήσαντος οὐδ’ αὐτὸς γνῶναι ὅπου τῆς χώρας κεῖται, ἠγανάκ- τει ὑποπτεύων αὐτὸν ἐκ προνοίας τὰ σκαιὰ πράττειν. ’Ἁρειος δέ</text:p>
          </table:table-cell>
          <table:table-cell table:style-name="Table2.A1" office:value-type="string">
            <text:p text:style-name="P2"/>
          </table:table-cell>
        </table:table-row>
        <table:table-row table:style-name="TableLine2014925191776">
          <table:table-cell table:style-name="Table2.A1" office:value-type="string">
            <text:p text:style-name="P2">ΠΕΡΙ ΤΗΣ ΑΝΑΒΑΣΕΩΣ ΕΝΝΕΑ ΚΑΙ ΤΑ ΤΡΙΑ ΤΕΤΑΡΤΑ 75</text:p>
          </table:table-cell>
          <table:table-cell table:style-name="Table2.A1" office:value-type="string">
            <text:p text:style-name="P2"/>
          </table:table-cell>
        </table:table-row>
        <table:table-row table:style-name="TableLine2014925205376">
          <table:table-cell table:style-name="Table2.A1" office:value-type="string">
            <text:p text:style-name="P2">τὸ παράπαν ἀμηχάνως ἔχων ἤρετο αὐτὸν περὶ τῶν ἁμαξοστοιχιῶν εἰ ἐθέλοι δεῖξαι τὴν τῇ πέμπτῃ μέλλουσαν ἀφορμήσειν. ὁ δ’ οὐκ ἔφη ὑπάρχειν τοιαύτην τινά. καὶ τέλος δὴ ἀπῆλθε πόλλ’ <text:s/>ε”τι τονθορύζων κατὰ τῶν πράγματα παρέχειν φιλούντων. ἐκεῖνος δέ ἤδη ἐκινδύνευε παντελῶς ἐκπεπλῆχθαι. βλέψας γὰρ πρὸς τὸ ὡρολόγιον - μέγα ἐστὶ καὶ ὑπὲρ τῶν ἀξόνων τῶν δρομολογικῶν κεῖται - συνῄδει ἑαυτῷ ἐλάχιστον ε”χων ε”τι χρόνον, εἴ γε βούλεται εἰσβῆναι εἷς τὴν ἐφ’ Ὑογοήτου ἁμαξοστοιχίαν. πολλῆς οὖν ἀθυμίας μεστὸς ἵστατο <text:soft-page-break/>ἐν μέσῳ τῷ σταθμῷ ε”χων κιβωτόν θ’ ἣν μόλις ἐδύνατο αἴρειν, καὶ ἀργύριον πολὺ μὲν μαγικὸν δέ, καὶ δὴ καὶ γλαῦκα μεγάλην.</text:p>
          </table:table-cell>
          <table:table-cell table:style-name="Table2.A1" office:value-type="string">
            <text:p text:style-name="P2"/>
          </table:table-cell>
        </table:table-row>
        <table:table-row table:style-name="TableLine2014925216528">
          <table:table-cell table:style-name="Table2.A1" office:value-type="string">
            <text:p text:style-name="P2">ἀλλ’ ῆὸν Ἁγριώδη παρῆλθεν εἰπεῖν τι τῶν ἀναγκαίων,· τὸν μὲν γὰρ τότε βουλόμενον εἰσιέναι εἰς τὸν Στενωπὸν Διάγοντα ε”δει κροῦσαι τὴν πλίνθον τὴν ἀπ’ ἀριστερᾶς τρίτην. ἠπόρησε γοῦν εἶ δεῖ καί νῦν δὴ τὴν ῥάβδον λαβόντα κροῦσαι που τὸ τοῦ σταθμάρχου οἰκίδιον τὸ ἀνὰ μέσον τῶν ἀποβαθρῶν τῆς ἐνάτης καί τῆς δεκάτης.</text:p>
          </table:table-cell>
          <table:table-cell table:style-name="Table2.A1" office:value-type="string">
            <text:p text:style-name="P2"/>
          </table:table-cell>
        </table:table-row>
        <table:table-row table:style-name="TableLine2014925213264">
          <table:table-cell table:style-name="Table2.A1" office:value-type="string">
            <text:p text:style-name="P2">ἀλλὰ τότε δὴ ἐνίων ὄπισθεν αὐτοῦ παριόντων ε”τυχε παρακούσας ὀλίγον τι.</text:p>
          </table:table-cell>
          <table:table-cell table:style-name="Table2.A1" office:value-type="string">
            <text:p text:style-name="P2"/>
          </table:table-cell>
        </table:table-row>
        <table:table-row table:style-name="TableLine2014925204288">
          <table:table-cell table:style-name="Table2.A1" office:value-type="string">
            <text:p text:style-name="P2">εἶπε γάρ τις Ἀμέλει συναθροίζονται οἱ Μύγαλοι περιάγων δε τὸν αὐχένα κατεῖδε γυναῖκα παχεῖαν καί εὐτραφῆ. ἡ δὲ διελέγετο πρὸς τέτταρας νεανίσκους πυρρότριχας. ἕκαστον δ’ αὐτῶν εἶδεν οὐ μόνον ἐν ἁμαξίῳ κυλίνδοντα κιβωτὸν ὁμοιοτάτην τῇ ἑαυτοῦ ἀλλὰ καῖ γλαῦκα δὴ ἔχοντα.</text:p>
          </table:table-cell>
          <table:table-cell table:style-name="Table2.A1" office:value-type="string">
            <text:p text:style-name="P2"/>
          </table:table-cell>
        </table:table-row>
        <table:table-row table:style-name="TableLine2014925202656">
          <table:table-cell table:style-name="Table2.A1" office:value-type="string">
            <text:p text:style-name="P2">πεπτοημένης δέ τῆς ψυχῆς, ὁ Ἄρειος ἐδίωκεν αὐτοὺς τὸ ἁμάξιον ἅμα προωθῶν. ἐπειδὴ δ’ οὗτοι εἱστήκεσαν, καὶ αὐτὸς ἔστη, ὀλίγον τι ἀπέχων ὅμως ὥστ’ ἀκοῦσαι τὰ πρὸς ἀλλήλοις κοινολογούμενα.</text:p>
          </table:table-cell>
          <table:table-cell table:style-name="Table2.A1" office:value-type="string">
            <text:p text:style-name="P2"/>
          </table:table-cell>
        </table:table-row>
        <table:table-row table:style-name="TableLine2014925212992">
          <table:table-cell table:style-name="Table2.A1" office:value-type="string">
            <text:p text:style-name="P2">ἡ γὰρ μήτηρ ’Άγε δή, ἔφη. τίς ἐστί μοι ἀριθμὸς τῇ ἀποβάθρᾳ; ἀποκριναμένη δέ μειρακίσκη ὀξείᾳ τῇ φωνῇ Ἐννέα καὶ τὰ τρία τέταρτα, ἔφη. αὕτη δέ πυρρόθριξ ὁμοίως οὖσα τοῖς ἄλλοις τῆς μητρὸς ἔτι προσείχετο χειρός.</text:p>
          </table:table-cell>
          <table:table-cell table:style-name="Table2.A1" office:value-type="string">
            <text:p text:style-name="P2"/>
          </table:table-cell>
        </table:table-row>
        <table:table-row table:style-name="TableLine2014925217344">
          <table:table-cell table:style-name="Table2.A1" office:value-type="string">
            <text:p text:style-name="P2">1Ὠ μάμμη, ἆρ’ οὐκ ἔξεστί μοι ...,· Νεωτέρα γ’ εἶ σὺ ἦ ὥστ’ ι’έναι, ὦ Γίννη. σίγα δῆτα. καλῶς ε”χει τὸ σόν, ὦ Περσεῦ. δεῖ σε πρῶτον ι’έναι.</text:p>
          </table:table-cell>
          <table:table-cell table:style-name="Table2.A1" office:value-type="string">
            <text:p text:style-name="P2"/>
          </table:table-cell>
        </table:table-row>
        <table:table-row table:style-name="TableLine2014925204016">
          <table:table-cell table:style-name="Table2.A1" office:value-type="string">
            <text:p text:style-name="P2">καὶ οὗτος, πρεσβύτατος ὤν, ὡς ἔοικεν, ἐβάδιζεν ἐπὶ τὰς ἀποβάθρας. ὁ μὲν οὖν ’Ἀρειος ἀσκαρδαμυκτὶ ἐτήρει φυλαττόμενος μὴ ἀποτυχεῖν τοῦ μαθέσθαι τὸ γιγνόμενον, ἐκεῖνος δ’ ἄρα ἔλαθεν αὐτὸν ἀφικόμενος πρὸς τὸ μεσηγὺ τῶν δυοῖν ἀποβαθρῶν’ πολλοὶ γὰρ ὁδοιπόροι κατὰ πρόσωπον αὐτῷ ἐμποδὼν συναθροιζόμενοι οὕτως ὠστίζοντο ὥστ’ ἐπεὶ αὐταῖς ταῖς πήραις τέλος ἀπῆλθον οὐκέτ’ ἦν ἰδεῖν τὸν νεανίσκον.</text:p>
          </table:table-cell>
          <table:table-cell table:style-name="Table2.A1" office:value-type="string">
            <text:p text:style-name="P2"/>
          </table:table-cell>
        </table:table-row>
        <text:soft-page-break/>
        <table:table-row table:style-name="TableLine2014925210000">
          <table:table-cell table:style-name="Table2.A1" office:value-type="string">
            <text:p text:style-name="P2">76 ΑΡΕιοΣ Πο ΤΗΡ</text:p>
          </table:table-cell>
          <table:table-cell table:style-name="Table2.A1" office:value-type="string">
            <text:p text:style-name="P2"/>
          </table:table-cell>
        </table:table-row>
        <table:table-row table:style-name="TableLine2014925202928">
          <table:table-cell table:style-name="Table2.A1" office:value-type="string">
            <text:p text:style-name="P2">ἡ δέ μήτηρ ςΩ Φερέδικε, ἔφη, νῦν δὴ ὥρα ἐστὶ σοῖ κατὰ μέρος ι’έναι.</text:p>
          </table:table-cell>
          <table:table-cell table:style-name="Table2.A1" office:value-type="string">
            <text:p text:style-name="P2"/>
          </table:table-cell>
        </table:table-row>
        <table:table-row table:style-name="TableLine2014925205648">
          <table:table-cell table:style-name="Table2.A1" office:value-type="string">
            <text:p text:style-name="P2">ἀλλ’ οὗτος Πρὸς θεῶν, ὦ γύναι, οὔκουν ε”στι σοῖ μητρί γ’ οὔσῃ τῇ ἡμετέρᾳ γνωρίσαι με Γεωργὸν ὅντα; Λυποῦμαι, ὦ φίλτατε Γεωργέ.</text:p>
          </table:table-cell>
          <table:table-cell table:style-name="Table2.A1" office:value-type="string">
            <text:p text:style-name="P2"/>
          </table:table-cell>
        </table:table-row>
        <table:table-row table:style-name="TableLine2014925213536">
          <table:table-cell table:style-name="Table2.A1" office:value-type="string">
            <text:p text:style-name="P2">ὁ δέ Εἶρωνεύομαι, ε”φη ἀπιών. Φερέδικος ἄρ’ εἶμί.</text:p>
          </table:table-cell>
          <table:table-cell table:style-name="Table2.A1" office:value-type="string">
            <text:p text:style-name="P2"/>
          </table:table-cell>
        </table:table-row>
        <table:table-row table:style-name="TableLine2014925211632">
          <table:table-cell table:style-name="Table2.A1" office:value-type="string">
            <text:p text:style-name="P2">καὶ τοῦ ἀδελφοῦ - δίδυμοι γὰρ ἦσαν “ κελεύσαντος αὐτὸν σπεῦσαι, τοῦτο δὴ τάχ’ ἐποίησεν, ὡς ἐδόκει· ἠφάνιστο δ’ οὖν ἐν ἀκαρεῖ. ὁ δ’ ’Άρειος ᾧ γε τρόπῳ τοῦτ’ ἐπεποιήκει ούδέν ἠπίσ- τατο.</text:p>
          </table:table-cell>
          <table:table-cell table:style-name="Table2.A1" office:value-type="string">
            <text:p text:style-name="P2"/>
          </table:table-cell>
        </table:table-row>
        <table:table-row table:style-name="TableLine2014925202112">
          <table:table-cell table:style-name="Table2.A1" office:value-type="string">
            <text:p text:style-name="P2">καῖ εἶτα ὁ τρίτος τῶν ἀδελφῶν τότε μὲν πρὸς τὴν πυλίδα ἐβάδι-ζεν ἐκεῖσε οὗ ε”λεγχον ἐποιεῖτο τῶν δελταρίων ὁ φύλαξ, τότε δέ ὅσον οὐκ ἀφίκετο, τότε δ’ αὖ ἄφνω οὐκ ἦν οὐδαμοῦ.</text:p>
          </table:table-cell>
          <table:table-cell table:style-name="Table2.A1" office:value-type="string">
            <text:p text:style-name="P2"/>
          </table:table-cell>
        </table:table-row>
        <table:table-row table:style-name="TableLine2014925210816">
          <table:table-cell table:style-name="Table2.A1" office:value-type="string">
            <text:p text:style-name="P2">ὁ οὖν Ἄρειος - οὐδὲν γὰρ ἄλλο ἐδόκει οἷός τ’ εἶναι ποιῆσαι -προσειπὼν τὴν γυναῖκα Ξύγγνωθί μοι, ἔφη, ἡ δέ Χαῖρε, ἔφη, ὧ φίλτατε. ἦ πρωτόπειρος εἶκαὶ σύ,· ὁ γὰρ Ῥοὼν οὑτοσὶ τὸ πρῶτον πρὸς (Υογοήτου ἔρχεται.</text:p>
          </table:table-cell>
          <table:table-cell table:style-name="Table2.A1" office:value-type="string">
            <text:p text:style-name="P2"/>
          </table:table-cell>
        </table:table-row>
        <table:table-row table:style-name="TableLine2014925216800">
          <table:table-cell table:style-name="Table2.A1" office:value-type="string">
            <text:p text:style-name="P2">καὶ τῷ δακτύλῳ ἔδειξεν αὐτόν, ὕστατον ὄντα καὶ νεώτατον τῶν υἱέων. ὁ δέ μέγας μὲν πέφυκε τὸ ὕψος, ι’σχνὸς δὲ ὡς σφόδρα τὴν δ’ ὄφιν μάλα φακώδη παρεῖχε, καὶ τάς τε χεῖρας καὶ τούς πόδας μεγάλους. ὀξεῖα δ’ ἦν αὐτῷ ἡ ῥὶς καὶ πάνυ μακρά.</text:p>
          </table:table-cell>
          <table:table-cell table:style-name="Table2.A1" office:value-type="string">
            <text:p text:style-name="P2"/>
          </table:table-cell>
        </table:table-row>
        <table:table-row table:style-name="TableLine2014925201568">
          <table:table-cell table:style-name="Table2.A1" office:value-type="string">
            <text:p text:style-name="P2">’Ἀρειος δέ ὁμολογήσας Ἀλλὰ πρᾶγμά ἐστί μοι, ἔφη, οὐ γὰρ οἶδα ’Όπως δεῖ εἷς τὴν ἀποβάθραν εἶσιέναι,· ταῦτ’ εἶπε παραμυθησομένη αὐτῷ· κατανεύσαντος δέ ἀναλα-βοῦσα Οὐ φροντίς, ἔφη. οὐδέν γὰρ δεῖ σε ποιῆσαι ἄλλο ἢ εὐθὺ βαδίσαι ἐπὶ τὴν πυλίδα τὴν μεταξὺ τῆς ἀποβάθρας τῆς ἐνάτης καὶ τῆς δεκάτης. μήτε ὀκνήσῃς μήτε, τὸ μέγιστον, φοβήθῃς προσ-κροῦσαι αὗτήν. ἀλλ’ εἴπερ δέδιάς τι, ἄριστόν ἐστί σοι δρόμῳ ἐπ’ αὐτὴν χωρῆσαι. ἅγε δὴ νῦν ἴθι τὸν Ῥοῶνα φθάσας.</text:p>
          </table:table-cell>
          <table:table-cell table:style-name="Table2.A1" office:value-type="string">
            <text:p text:style-name="P2"/>
          </table:table-cell>
        </table:table-row>
        <table:table-row table:style-name="TableLine2014925217072">
          <table:table-cell table:style-name="Table2.A1" office:value-type="string">
            <text:p text:style-name="P2">κάκεῖνος μόλις κατανεύσας, τὸ δ’ ἁμάξιον εὐθύνων ὀξὺ δεδορκὼς πρὸς τὴν πυλίδα, καίπερ πυκνῶς ἀραρέναι δοκοῦσαν, ἐβάδιζεν ἐπ’ αὐτήν. τῶν δέ πρὸς <text:soft-page-break/>τὴν ἀποβάθραν ἦ τὴν ἐνάτην ἢ τὴν δεκάτην ἅμα ὠστιζομένων αὐτῷ - ἐν γάρ στενοχωρίᾳ ἐγένοντο, - καὶ θᾶττον ἐχώρει. ἐκινδύνευε δ’ ὡς ᾤετο προσκρούσας πρὸς τὸ τοῦ σταθμάρχου οἰκίδιον πράγματα παρασχεῖν ἑαυτῷ πολλά.</text:p>
          </table:table-cell>
          <table:table-cell table:style-name="Table2.A1" office:value-type="string">
            <text:p text:style-name="P2"/>
          </table:table-cell>
        </table:table-row>
        <table:table-row table:style-name="TableLine2014925203200">
          <table:table-cell table:style-name="Table2.A1" office:value-type="string">
            <text:p text:style-name="P2">πρώσας μέντοι τὸ ἁμάξιον καὶ θᾶττον ἐπὶ τὴν πυλίδα ἦρχε τρέχων, ἐγγυτέρω τοσαύτῃ βίᾳ προσιὼν ὥστε τὸ ἇμάξιον μηκέτι κρατούμενον πατάξαι πρὸς αὐτήν. καὶ νῦν ἐγγύτατος δὴ γενόμενος καὶ οὐ πολλοῦ δεόμενος συγκροῦσαι, τοὺς ὀφθαλμοὺς συνέμυε. ἀλλ’ οὐκ ἄρα κροῦσαι συνέβη· δραμὼν μὲν οὖν συνεχῶς τοὺς ὀφθαλμοὺς <text:s/>ἀνέῳξεν. καὶ μηχανὴ κοκκίνη τῶν σιδηροδρομικῶν τῶν ἀτμῷ κινουμένων παρ’ ἀποβάθραν ἵστατο πληθύουσαν δήμου. ἐν δέ σημείῳ ὕπερθεν ἧν ἀναγνῶναι· εῘ·Ι ὠκύπορος πρὸς (Υογοήτου ἁμαξοστοιχία ἡ τῇ πέμπτῃ ἀπιοῦσα.</text:p>
          </table:table-cell>
          <table:table-cell table:style-name="Table2.A1" office:value-type="string">
            <text:p text:style-name="P2"/>
          </table:table-cell>
        </table:table-row>
        <table:table-row table:style-name="TableLine2014925213808">
          <table:table-cell table:style-name="Table2.A1" office:value-type="string">
            <text:p text:style-name="P2">ΠΕΡΙ ΤΗΣ ΑΝΑΒΑΣΕΩΣ ΕΝΝΕΑ ΚΑΙ ΤΑ ΤΡΙΑ ΤΕΤΑΡΤΑ 77</text:p>
          </table:table-cell>
          <table:table-cell table:style-name="Table2.A1" office:value-type="string">
            <text:p text:style-name="P2"/>
          </table:table-cell>
        </table:table-row>
        <table:table-row table:style-name="TableLine2014925203472">
          <table:table-cell table:style-name="Table2.A1" office:value-type="string">
            <text:p text:style-name="P2">ὁ δ’ ’Άρειος ὄπισθε βλέψας τὸ μὲν οἰκίδιον οὐκέτ’ εἶδε, πύλην δέ σιδηρότευκτον, γράμματ’ ἔχουσαν τάδε· ὥστε συνῄδει ἑαυτῷ εὖ πεπραγότι.</text:p>
          </table:table-cell>
          <table:table-cell table:style-name="Table2.A1" office:value-type="string">
            <text:p text:style-name="P2"/>
          </table:table-cell>
        </table:table-row>
        <table:table-row table:style-name="TableLine2014925204560">
          <table:table-cell table:style-name="Table2.A1" office:value-type="string">
            <text:p text:style-name="P2">εἶτά μοι ἐπινόησον ἀτμὸν μέν ἀπὸ τῆς μηχανῆς πανταχόσε κατ’ οὖρον ὑπὲρ τῶν ἐκεῖ θρυλούντων φερόμενον, αἰλούρους δέ παντο- δαποὺς ἄνω καὶ κάτω διὰ τῶν σκελῶν αὐτοῖς ἕρποντας. ἄκουσον δ’ ἅμα γλαυκῶν ἀλλήλαις κικκαβαζουσῶν ὡς ἀνιωμένων που. οῦ μὴν οὐδὲ ῥᾴδιον ἦν ἀκοῦσαι διὰ τὸ θόρυβον πανταχοῦ γίγνεσθαι ἀπὸ τῶν τ’ ἀεὶ λαλούντων καί τῶν κιβωτοὺς περιελκόντων - τραχὺ γὰρ ἐψοφοῦν αἱ κιβωτοί βαρεῖαι οὖσαι καὶ δυσάγωγοι.</text:p>
          </table:table-cell>
          <table:table-cell table:style-name="Table2.A1" office:value-type="string">
            <text:p text:style-name="P2"/>
          </table:table-cell>
        </table:table-row>
        <table:table-row table:style-name="TableLine2014925210272">
          <table:table-cell table:style-name="Table2.A1" office:value-type="string">
            <text:p text:style-name="P2">αἶ δ’ ἐγγύτεραι τῶν ἁμαξῶν πλήρεις ἦσαν ἥδη μαθητῶν· οἱμὲν γὰρ προῦκυπτον ἐκ θυρίδων διαλέγεσθαι θέλοντες μετὰ τῶν σφέτερων, οἶ δ’ ἐρίζοντο μετ’ ἀλλήλων περὶ ἕδρας. ὁ δ’ ’Ἁρειος προέωσε τὸ ἑαυτοῦ ἁμάξιον κατὰ τὴν ἀποβάθραν ζητῶν ε”τι ἕδραν οὔπω κατειλημμένην. παριὼν δέ ἤκουσε μειρακίου μέν τινος λέγον- τος ὅτι 9Ω τήθη, πάλιν αὖ φρούδη μοι ἡ φρύνη, γραὸς δέ στενούσης καὶ ἀποκρινομένης φΩ βέλτιστέ μοι Νεφέλωδες <text:soft-page-break/>νεανίσκος δ ’ ἅμα πλοκάμων μαλλοῖς ἐστεμμένος μελανοτρίχων -καθάπερ οἱ τὸν ἐν Αἰθίοψι βασιλέα σέβοντες - μετ’ οὐ πολλῶν ὁμιλῶν ἐν μέσῳ εἱστήκει. οἶ δέ Ἄγε δή, ἔφασαν, ῶ Λεῖε, οὔκουν θέαμα παρέχοις ἡμῖν; τούτου δέ ἀπὸ κιβωτίου πῶμα ἄγκαθεν λαβόντος, οῖ ἐκεῖ ξυλ-λεγόμενοι πάντες ἐβόων ἀνολολύζοντες’ εἶδον γάρ τι ἔνδοθεν κινούμενον καί ἐκτείνοντα σκέλος μακρὸν καὶ λάσιον.</text:p>
          </table:table-cell>
          <table:table-cell table:style-name="Table2.A1" office:value-type="string">
            <text:p text:style-name="P2"/>
          </table:table-cell>
        </table:table-row>
        <table:table-row table:style-name="TableLine2014925211904">
          <table:table-cell table:style-name="Table2.A1" office:value-type="string">
            <text:p text:style-name="P2">ὁ δ’ οὖν Ἄρειος διὰ τὸν ὄχλον σπεύσας τέλος δὴ ηὗρε χωρίον τι κενὸν ε”τι ὂν πρὸς τῇ ἐσχάτῃ ἁμάξῃ. καὶ πρῶτον μὲν τὴν γλαῦκα ε”νδον κατέθετο, ε”πειτα δ’ ἐπεχείρει ὦσαι τε καὶ βιάσασθαι τὴν κιβωτὸν ἐπὶ τὸ τῆς ἁμάξης ἀναβαθμόν. ἤθελε μὲν γὰρ ἇραι αὐτὴν ἀνὰ τὰ βάθρα, μόλις δ’ ἀνέσχε τὸ ἕτερον μέρος καί δὶς εἷς πόδα μεθεὶς πάνυ ἐταλαιπώρει.</text:p>
          </table:table-cell>
          <table:table-cell table:style-name="Table2.A1" office:value-type="string">
            <text:p text:style-name="P2"/>
          </table:table-cell>
        </table:table-row>
        <table:table-row table:style-name="TableLine2014925202384">
          <table:table-cell table:style-name="Table2.A1" office:value-type="string">
            <text:p text:style-name="P2">Ἆρ’ ὠφέλειαν θέλοις ἀπ’ ἐμοῦ; ε”φη τις. ε”τυχε δ’ ὢν ἕτερος τῶν διδύμων τῶν πυρροτρίχων οἷς ἕσπετο διὰ τὴν πυλίδα.</text:p>
          </table:table-cell>
          <table:table-cell table:style-name="Table2.A1" office:value-type="string">
            <text:p text:style-name="P2"/>
          </table:table-cell>
        </table:table-row>
        <table:table-row table:style-name="TableLine2014925212176">
          <table:table-cell table:style-name="Table2.A1" office:value-type="string">
            <text:p text:style-name="P2">Ναί, ἦ δ’ ὃς ὁ Ἄρειος δύσπνους ἤδη γενόμενος, εἴγε δοκεῖ σοι.</text:p>
          </table:table-cell>
          <table:table-cell table:style-name="Table2.A1" office:value-type="string">
            <text:p text:style-name="P2"/>
          </table:table-cell>
        </table:table-row>
        <table:table-row table:style-name="TableLine2014925212720">
          <table:table-cell table:style-name="Table2.A1" office:value-type="string">
            <text:p text:style-name="P2">78 ΑΡΕιοΣ Πο ΤΗΡ</text:p>
          </table:table-cell>
          <table:table-cell table:style-name="Table2.A1" office:value-type="string">
            <text:p text:style-name="P2"/>
          </table:table-cell>
        </table:table-row>
        <table:table-row table:style-name="TableLine2014925203744">
          <table:table-cell table:style-name="Table2.A1" office:value-type="string">
            <text:p text:style-name="P2">Ὦ οὗτος, ἔφη, ὦ Φερέδικε, δεῦρο.</text:p>
          </table:table-cell>
          <table:table-cell table:style-name="Table2.A1" office:value-type="string">
            <text:p text:style-name="P2"/>
          </table:table-cell>
        </table:table-row>
        <table:table-row table:style-name="TableLine2014925208912">
          <table:table-cell table:style-name="Table2.A1" office:value-type="string">
            <text:p text:style-name="P2">τούτων δέ ὠφελησάντων, ἡ Ἁρείου κιβωτὸς τέλος ὑπεξέκειτο ἐν μυχῷ τοῦ χωρίου.</text:p>
          </table:table-cell>
          <table:table-cell table:style-name="Table2.A1" office:value-type="string">
            <text:p text:style-name="P2"/>
          </table:table-cell>
        </table:table-row>
        <table:table-row table:style-name="TableLine2014925207280">
          <table:table-cell table:style-name="Table2.A1" office:value-type="string">
            <text:p text:style-name="P2">ὁ δὲ χάριν εἰδὼς αὐτοῖς πλόκαμον ἀπ’ ὀμμάτων ἐξέβαλλε· πολὺν γὰρ ἱδρῶτα παρεῖχεν ἑαυτῷ δια τὸ λίαν πονεῖσθαι.</text:p>
          </table:table-cell>
          <table:table-cell table:style-name="Table2.A1" office:value-type="string">
            <text:p text:style-name="P2"/>
          </table:table-cell>
        </table:table-row>
        <table:table-row table:style-name="TableLine2014925204832">
          <table:table-cell table:style-name="Table2.A1" office:value-type="string">
            <text:p text:style-name="P2">ἄφνω δέ Τόδε τί ἐστίν,· ἦ δ’ ὅς ὁ ἕτερος τῶν διδύμων· δακτύλῳ γὰρ ἐδείκνυ τὴν οὐλὴν τὴν Ἁρείου ἀστραποειδῆ.</text:p>
          </table:table-cell>
          <table:table-cell table:style-name="Table2.A1" office:value-type="string">
            <text:p text:style-name="P2"/>
          </table:table-cell>
        </table:table-row>
        <table:table-row table:style-name="TableLine2014925207824">
          <table:table-cell table:style-name="Table2.A1" office:value-type="string">
            <text:p text:style-name="P2">ὁ δ’ ἕτερος Ἱ-Ῑράκλεις, ἔφη, ἆρα σὺ εἶ ἐκεῖνος δ”Έστι δή. καί αῦτῴ τῷ Ἀρείῳ ςΑρ’ οῦκ ὀρθῶς λέγω,·</text:p>
          </table:table-cell>
          <table:table-cell table:style-name="Table2.A1" office:value-type="string">
            <text:p text:style-name="P2"/>
          </table:table-cell>
        </table:table-row>
        <table:table-row table:style-name="TableLine2014925206192">
          <table:table-cell table:style-name="Table2.A1" office:value-type="string">
            <text:p text:style-name="P2">Τί δέ δή, ἦ δ’ ὃς ὁ ’Άρειος “Οτι σὺ εἶ ’Ἀρειος Ποτῆρ, ἀπεκρίναντο ἀμφότεροι.</text:p>
          </table:table-cell>
          <table:table-cell table:style-name="Table2.A1" office:value-type="string">
            <text:p text:style-name="P2"/>
          </table:table-cell>
        </table:table-row>
        <text:soft-page-break/>
        <table:table-row table:style-name="TableLine2014925218432">
          <table:table-cell table:style-name="Table2.A1" office:value-type="string">
            <text:p text:style-name="P2">ὁ δέ μόλις ὁμολογῶν Οὗτος γάρ, ἔφη, τυγχάνω ὤν.</text:p>
          </table:table-cell>
          <table:table-cell table:style-name="Table2.A1" office:value-type="string">
            <text:p text:style-name="P2"/>
          </table:table-cell>
        </table:table-row>
        <table:table-row table:style-name="TableLine2014925218160">
          <table:table-cell table:style-name="Table2.A1" office:value-type="string">
            <text:p text:style-name="P2">καὶ ἀμφοτέρων ἀτενές πρὸς αὐτὸν δεδορκότων, συνῄδει ἑαυτῷ δι’ αἰδῶ ὑπερυθριῶντι. ἐνταῦθα δέ λωφήσας ἤκουσε φθεγγομένου τινὸς διὰ τοῦ τῆς ἁμάξης θυρίου· Ὦ Φερέδικε, ὦ Γεωργέ, ἇρα πάρεστε, Ἐρχόμεθα γάρ, ἔφασαν. καὶ τὸ ὕστατον πρὸς ’Ἀρειον βλέψαντες, ἐκ τῆς ἁμαξοστοιχίας ἀπέβησαν.</text:p>
          </table:table-cell>
          <table:table-cell table:style-name="Table2.A1" office:value-type="string">
            <text:p text:style-name="P2"/>
          </table:table-cell>
        </table:table-row>
        <table:table-row table:style-name="TableLine2014925210544">
          <table:table-cell table:style-name="Table2.A1" office:value-type="string">
            <text:p text:style-name="P2">ὁ δ’ ’Ἁρειος παρὰ τῆς θυρίδος καθήμενος λαθῶν ἐθεάσατό τε τοὺς πυρρότριχας ἐν τῇ ἀποβάθρᾳ ὁμιλοῦντας καὶ παρήκουσε τὰ πρὸς ἀλλήλων λεγόμενα. ἡ γὰρ μήτηρ ε”τυχεν ἄρτι ῥινόμακτρον λαβοῦσα.</text:p>
          </table:table-cell>
          <table:table-cell table:style-name="Table2.A1" office:value-type="string">
            <text:p text:style-name="P2"/>
          </table:table-cell>
        </table:table-row>
        <table:table-row table:style-name="TableLine2014925215168">
          <table:table-cell table:style-name="Table2.A1" office:value-type="string">
            <text:p text:style-name="P2">Ὦ Ῥοών, ἔφη. ἔχεις τι ἐπὶ τῇ ῥινί.</text:p>
          </table:table-cell>
          <table:table-cell table:style-name="Table2.A1" office:value-type="string">
            <text:p text:style-name="P2"/>
          </table:table-cell>
        </table:table-row>
        <table:table-row table:style-name="TableLine2014925217616">
          <table:table-cell table:style-name="Table2.A1" office:value-type="string">
            <text:p text:style-name="P2">ὁ δ’ οὐκ εἶχε φθάσαι τὴν μητέρα καταλαβοῦσαν αὐτὸν καί τὴν ῥῖνα ἀπομυξαμένην.</text:p>
          </table:table-cell>
          <table:table-cell table:style-name="Table2.A1" office:value-type="string">
            <text:p text:style-name="P2"/>
          </table:table-cell>
        </table:table-row>
        <table:table-row table:style-name="TableLine2014925205104">
          <table:table-cell table:style-name="Table2.A1" office:value-type="string">
            <text:p text:style-name="P2">Ἀποσχοῦ δῆτ’, ἔφη, ὦ μῆτερ, ἐξολισθὼν τέως ἀπ’ αὐτῆς.</text:p>
          </table:table-cell>
          <table:table-cell table:style-name="Table2.A1" office:value-type="string">
            <text:p text:style-name="P2"/>
          </table:table-cell>
        </table:table-row>
        <table:table-row table:style-name="TableLine2014925211088">
          <table:table-cell table:style-name="Table2.A1" office:value-type="string">
            <text:p text:style-name="P2">Οἴμοι, ε”φη ὁ ἕτερος τοῖν διδύμοιν προσειπὼν αὐτὸν ὥσπερ βρεφύλλιον ἔτ’ ὅντα. θΑρ’ ε”χει τι τὸ Ῥοωνίδιον ἐπὶ μυκτῆρσιν αὖτοῦ,· Σίγα, ἦ δ’ ὃς ὁ Ῥοών.</text:p>
          </table:table-cell>
          <table:table-cell table:style-name="Table2.A1" office:value-type="string">
            <text:p text:style-name="P2"/>
          </table:table-cell>
        </table:table-row>
        <table:table-row table:style-name="TableLine2014925205920">
          <table:table-cell table:style-name="Table2.A1" office:value-type="string">
            <text:p text:style-name="P2">ἡ δέ Ποῦ ἐστὶν ὁ Περσεύς,· Νῦν δὴ ἔρχεται.</text:p>
          </table:table-cell>
          <table:table-cell table:style-name="Table2.A1" office:value-type="string">
            <text:p text:style-name="P2"/>
          </table:table-cell>
        </table:table-row>
        <table:table-row table:style-name="TableLine2014925212448">
          <table:table-cell table:style-name="Table2.A1" office:value-type="string">
            <text:p text:style-name="P2">καὶ ὁ πρεσβύτατος εἷς ὄψιν τότ’ ἐχώρει, ἠμφιεσμένος τὸν Ὑογοη-τικόν τρίβωνα ποδήρη ὅντα καὶ μέλαν· ἤδη γὰρ τὴν ἐσθῆτ’ ἐξήλλαξεν. ’Ἁρειος δὲ σημεῖόν τι ἐν στήθει αὐτοῦ εἶδεν ἀργυροῦν ὂν καὶ εὐφεγγές καὶ τῷ πεῖ γεγραμμένον.</text:p>
          </table:table-cell>
          <table:table-cell table:style-name="Table2.A1" office:value-type="string">
            <text:p text:style-name="P2"/>
          </table:table-cell>
        </table:table-row>
        <table:table-row table:style-name="TableLine2014925217888">
          <table:table-cell table:style-name="Table2.A1" office:value-type="string">
            <text:p text:style-name="P2">οὗτος δέ Οὐ πάρεστί μοι περιμεῖναι, ἔφη, ὧ μῆτερ, προεδρίαν γὰρ ἐλάχομεν ἡμεῖς οἱ πρυτάνεις, οἷς γε δύο χωρία ἀποκεχώρισται.</text:p>
          </table:table-cell>
          <table:table-cell table:style-name="Table2.A1" office:value-type="string">
            <text:p text:style-name="P2"/>
          </table:table-cell>
        </table:table-row>
      </table:table>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9T14:48:39.246000000</meta:creation-date>
    <dc:date>2023-09-03T00:36:47.695000000</dc:date>
    <meta:editing-duration>PT19M2S</meta:editing-duration>
    <meta:editing-cycles>3</meta:editing-cycles>
    <meta:generator>LibreOffice/7.1.5.2$Windows_X86_64 LibreOffice_project/85f04e9f809797b8199d13c421bd8a2b025d52b5</meta:generator>
    <meta:document-statistic meta:table-count="1" meta:image-count="0" meta:object-count="0" meta:page-count="9" meta:paragraph-count="76" meta:word-count="2270" meta:character-count="13749" meta:non-whitespace-character-count="11552"/>
  </office:meta>
</office:document-meta>
</file>